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3000001FFA4CB4F2B72F13ABD.png" manifest:media-type="image/png"/>
  <manifest:file-entry manifest:full-path="Pictures/1000C75D000076DB00003E039BC3DD832944753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76cm" svg:height="9.9cm" svg:x="-1.1cm" svg:y="0.1cm">
          <draw:image xlink:href="Pictures/1000C75D000076DB00003E039BC3DD832944753A.svg" xlink:type="simple" xlink:show="embed" xlink:actuate="onLoad" loext:mime-type="image/svg+xml">
            <text:p/>
          </draw:image>
          <draw:image xlink:href="Pictures/10000201000003D3000001FFA4CB4F2B72F13ABD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3T10:23:07.841450786</dc:date>
    <meta:editing-duration>PT10M9S</meta:editing-duration>
    <meta:editing-cycles>2</meta:editing-cycles>
    <meta:generator>LibreOffice/6.4.7.2$Linux_X86_64 LibreOffice_project/40$Build-2</meta:generator>
    <meta:document-statistic meta:object-count="1"/>
  </office:meta>
</office:document-meta>
</file>